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Nimbus Mono L" svg:font-family="'Nimbus Mono L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egreta cursiva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iming_5f_Original_5f_Code" style:display-name="Timing_Original_Code" style:family="table">
      <style:table-properties style:width="15.716cm" table:align="center" fo:keep-with-next="always"/>
    </style:style>
    <style:style style:name="Timing_5f_Original_5f_Code.A" style:display-name="Timing_Original_Code.A" style:family="table-column">
      <style:table-column-properties style:column-width="2.626cm"/>
    </style:style>
    <style:style style:name="Timing_5f_Original_5f_Code.B" style:display-name="Timing_Original_Code.B" style:family="table-column">
      <style:table-column-properties style:column-width="4.306cm"/>
    </style:style>
    <style:style style:name="Timing_5f_Original_5f_Code.C" style:display-name="Timing_Original_Code.C" style:family="table-column">
      <style:table-column-properties style:column-width="2.379cm"/>
    </style:style>
    <style:style style:name="Timing_5f_Original_5f_Code.D" style:display-name="Timing_Original_Code.D" style:family="table-column">
      <style:table-column-properties style:column-width="3.441cm"/>
    </style:style>
    <style:style style:name="Timing_5f_Original_5f_Code.E" style:display-name="Timing_Original_Code.E" style:family="table-column">
      <style:table-column-properties style:column-width="2.963cm"/>
    </style:style>
    <style:style style:name="Timing_5f_Original_5f_Code.A1" style:display-name="Timing_Original_Code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iming_5f_Original_5f_Code.E1" style:display-name="Timing_Original_Code.E1" style:family="table-cell">
      <style:table-cell-properties fo:background-color="#e6e6e6" fo:padding="0.097cm" fo:border="0.05pt solid #000000">
        <style:background-image/>
      </style:table-cell-properties>
    </style:style>
    <style:style style:name="Timing_5f_Original_5f_Code.A2" style:display-name="Timing_Original_Code.A2" style:family="table-cell">
      <style:table-cell-properties fo:padding="0.097cm" fo:border-left="0.05pt solid #000000" fo:border-right="none" fo:border-top="none" fo:border-bottom="0.05pt solid #000000"/>
    </style:style>
    <style:style style:name="Timing_5f_Original_5f_Code.B2" style:display-name="Timing_Original_Code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iming_5f_Original_5f_Code.E2" style:display-name="Timing_Original_Code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iming_5f_Original_5f_Code.A3" style:display-name="Timing_Original_Code.A3" style:family="table-cell">
      <style:table-cell-properties fo:padding="0.097cm" fo:border-left="0.05pt solid #000000" fo:border-right="none" fo:border-top="none" fo:border-bottom="0.05pt solid #000000"/>
    </style:style>
    <style:style style:name="Timing_5f_Original_5f_Code.B3" style:display-name="Timing_Original_Code.B3" style:family="table-cell">
      <style:table-cell-properties fo:padding="0.097cm" fo:border-left="0.05pt solid #000000" fo:border-right="none" fo:border-top="none" fo:border-bottom="0.05pt solid #000000"/>
    </style:style>
    <style:style style:name="Timing_5f_Original_5f_Code.C3" style:display-name="Timing_Original_Code.C3" style:family="table-cell">
      <style:table-cell-properties fo:padding="0.097cm" fo:border-left="0.05pt solid #000000" fo:border-right="none" fo:border-top="none" fo:border-bottom="0.05pt solid #000000"/>
    </style:style>
    <style:style style:name="Timing_5f_Original_5f_Code.D3" style:display-name="Timing_Original_Code.D3" style:family="table-cell">
      <style:table-cell-properties fo:padding="0.097cm" fo:border-left="0.05pt solid #000000" fo:border-right="none" fo:border-top="none" fo:border-bottom="0.05pt solid #000000"/>
    </style:style>
    <style:style style:name="Timing_5f_Original_5f_Code.E3" style:display-name="Timing_Original_Code.E3" style:family="table-cell">
      <style:table-cell-properties fo:padding="0.097cm" fo:border-left="0.05pt solid #000000" fo:border-right="0.05pt solid #000000" fo:border-top="none" fo:border-bottom="0.05pt solid #000000"/>
    </style:style>
    <style:style style:name="Timing_5f_Original_5f_Code.A4" style:display-name="Timing_Original_Code.A4" style:family="table-cell">
      <style:table-cell-properties fo:padding="0.097cm" fo:border-left="0.05pt solid #000000" fo:border-right="none" fo:border-top="none" fo:border-bottom="0.05pt solid #000000"/>
    </style:style>
    <style:style style:name="Timing_5f_Original_5f_Code.B4" style:display-name="Timing_Original_Code.B4" style:family="table-cell">
      <style:table-cell-properties fo:padding="0.097cm" fo:border-left="0.05pt solid #000000" fo:border-right="none" fo:border-top="none" fo:border-bottom="0.05pt solid #000000"/>
    </style:style>
    <style:style style:name="Timing_5f_Original_5f_Code.C4" style:display-name="Timing_Original_Code.C4" style:family="table-cell">
      <style:table-cell-properties fo:padding="0.097cm" fo:border-left="0.05pt solid #000000" fo:border-right="none" fo:border-top="none" fo:border-bottom="0.05pt solid #000000"/>
    </style:style>
    <style:style style:name="Timing_5f_Original_5f_Code.D4" style:display-name="Timing_Original_Code.D4" style:family="table-cell">
      <style:table-cell-properties fo:padding="0.097cm" fo:border-left="0.05pt solid #000000" fo:border-right="none" fo:border-top="none" fo:border-bottom="0.05pt solid #000000"/>
    </style:style>
    <style:style style:name="Timing_5f_Original_5f_Code.E4" style:display-name="Timing_Original_Code.E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3" style:family="paragraph" style:parent-style-name="Text_20_body">
      <style:paragraph-properties fo:text-align="start" style:justify-single-word="false"/>
      <style:text-properties officeooo:paragraph-rsid="00385a26"/>
    </style:style>
    <style:style style:name="P4" style:family="paragraph" style:parent-style-name="Text_20_body">
      <style:text-properties officeooo:paragraph-rsid="003a864f"/>
    </style:style>
    <style:style style:name="P5" style:family="paragraph" style:parent-style-name="Text_20_body">
      <style:text-properties officeooo:paragraph-rsid="00401d10"/>
    </style:style>
    <style:style style:name="P6" style:family="paragraph" style:parent-style-name="Text_20_body">
      <style:text-properties officeooo:paragraph-rsid="004206a6"/>
    </style:style>
    <style:style style:name="P7" style:family="paragraph" style:parent-style-name="Text_20_body">
      <style:paragraph-properties fo:text-align="center" style:justify-single-word="false"/>
      <style:text-properties officeooo:paragraph-rsid="0045925e"/>
    </style:style>
    <style:style style:name="P8" style:family="paragraph" style:parent-style-name="Text_20_body">
      <style:text-properties fo:font-style="normal" officeooo:paragraph-rsid="004542f5" style:font-style-asian="normal" style:font-style-complex="normal"/>
    </style:style>
    <style:style style:name="P9" style:family="paragraph" style:parent-style-name="Text_20_body">
      <style:text-properties officeooo:paragraph-rsid="00456876"/>
    </style:style>
    <style:style style:name="P10" style:family="paragraph" style:parent-style-name="Text_20_body">
      <style:paragraph-properties fo:break-before="page"/>
    </style:style>
    <style:style style:name="P11" style:family="paragraph" style:parent-style-name="Text_20_body">
      <style:paragraph-properties fo:break-before="page"/>
      <style:text-properties officeooo:paragraph-rsid="00424c77"/>
    </style:style>
    <style:style style:name="P12" style:family="paragraph" style:parent-style-name="Codi">
      <style:text-properties officeooo:paragraph-rsid="004542f5"/>
    </style:style>
    <style:style style:name="P1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4" style:family="paragraph" style:parent-style-name="Figura">
      <style:text-properties officeooo:paragraph-rsid="0040fed2"/>
    </style:style>
    <style:style style:name="P15" style:family="paragraph" style:parent-style-name="Figura">
      <style:text-properties officeooo:paragraph-rsid="004206a6"/>
    </style:style>
    <style:style style:name="P16" style:family="paragraph" style:parent-style-name="Figura">
      <style:paragraph-properties fo:text-align="center" style:justify-single-word="false"/>
    </style:style>
    <style:style style:name="P17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fo:color="#666666" officeooo:rsid="00385a26" style:language-asian="zxx" style:country-asian="none" style:language-complex="zxx" style:country-complex="none"/>
    </style:style>
    <style:style style:name="P20" style:family="paragraph" style:parent-style-name="Text_20_body">
      <style:paragraph-properties fo:text-align="end" style:justify-single-word="false"/>
      <style:text-properties fo:color="#666666" officeooo:rsid="00385a26" officeooo:paragraph-rsid="00385a26" style:language-asian="zxx" style:country-asian="none" style:language-complex="zxx" style:country-complex="none"/>
    </style:style>
    <style:style style:name="P21" style:family="paragraph" style:parent-style-name="Text_20_body">
      <style:text-properties officeooo:rsid="00401d10"/>
    </style:style>
    <style:style style:name="P22" style:family="paragraph" style:parent-style-name="Text_20_body" style:list-style-name="L1">
      <style:text-properties officeooo:rsid="00401d10"/>
    </style:style>
    <style:style style:name="P23" style:family="paragraph" style:parent-style-name="Text_20_body" style:list-style-name="L1">
      <style:text-properties officeooo:rsid="00401d10" officeooo:paragraph-rsid="00401d10"/>
    </style:style>
    <style:style style:name="P24" style:family="paragraph" style:parent-style-name="Text_20_body">
      <style:text-properties officeooo:rsid="00401d10" officeooo:paragraph-rsid="00401d10"/>
    </style:style>
    <style:style style:name="P25" style:family="paragraph" style:parent-style-name="Text_20_body">
      <style:text-properties officeooo:rsid="003b85d9" officeooo:paragraph-rsid="003b85d9"/>
    </style:style>
    <style:style style:name="P26" style:family="paragraph" style:parent-style-name="Text_20_body">
      <style:text-properties officeooo:rsid="00421761" officeooo:paragraph-rsid="00421761"/>
    </style:style>
    <style:style style:name="P27" style:family="paragraph" style:parent-style-name="Text_20_body">
      <style:text-properties fo:font-style="normal" officeooo:rsid="004542f5" officeooo:paragraph-rsid="004542f5" style:font-style-asian="normal" style:font-style-complex="normal"/>
    </style:style>
    <style:style style:name="P28" style:family="paragraph" style:parent-style-name="Text_20_body">
      <style:text-properties officeooo:rsid="004542f5" officeooo:paragraph-rsid="004542f5"/>
    </style:style>
    <style:style style:name="P29" style:family="paragraph" style:parent-style-name="Text_20_body">
      <style:text-properties officeooo:rsid="0045925e" officeooo:paragraph-rsid="0045925e"/>
    </style:style>
    <style:style style:name="P30" style:family="paragraph" style:parent-style-name="Text_20_body">
      <style:paragraph-properties fo:text-align="center" style:justify-single-word="false"/>
      <style:text-properties officeooo:rsid="0045925e" officeooo:paragraph-rsid="0045925e"/>
    </style:style>
    <style:style style:name="P31" style:family="paragraph" style:parent-style-name="Text_20_body">
      <style:paragraph-properties fo:text-align="start" style:justify-single-word="false"/>
      <style:text-properties officeooo:rsid="0045925e" officeooo:paragraph-rsid="0045925e"/>
    </style:style>
    <style:style style:name="P32" style:family="paragraph" style:parent-style-name="Text_20_body">
      <style:text-properties officeooo:rsid="004a58fc" officeooo:paragraph-rsid="004a58fc"/>
    </style:style>
    <style:style style:name="P33" style:family="paragraph" style:parent-style-name="Text_20_body">
      <style:text-properties style:font-name="Liberation Sans" officeooo:rsid="003a864f" officeooo:paragraph-rsid="003a864f"/>
    </style:style>
    <style:style style:name="P34" style:family="paragraph" style:parent-style-name="Text_20_body">
      <style:paragraph-properties>
        <style:tab-stops>
          <style:tab-stop style:position="3.087cm"/>
          <style:tab-stop style:position="3.727cm"/>
        </style:tab-stops>
      </style:paragraph-properties>
    </style:style>
    <style:style style:name="P35" style:family="paragraph" style:parent-style-name="Heading_20_1" style:list-style-name="">
      <style:text-properties officeooo:rsid="003a864f" officeooo:paragraph-rsid="003a864f"/>
    </style:style>
    <style:style style:name="P36" style:family="paragraph" style:parent-style-name="Heading_20_1" style:master-page-name="Standard">
      <style:paragraph-properties style:page-number="1"/>
      <style:text-properties officeooo:rsid="004206a6" officeooo:paragraph-rsid="004206a6"/>
    </style:style>
    <style:style style:name="P37" style:family="paragraph" style:parent-style-name="Heading_20_1">
      <style:paragraph-properties fo:break-before="page"/>
      <style:text-properties style:text-underline-style="none" officeooo:rsid="003a864f" officeooo:paragraph-rsid="003a864f"/>
    </style:style>
    <style:style style:name="P38" style:family="paragraph" style:parent-style-name="Heading_20_1">
      <style:paragraph-properties fo:break-before="page"/>
      <style:text-properties officeooo:rsid="00477337" officeooo:paragraph-rsid="00477337"/>
    </style:style>
    <style:style style:name="P39" style:family="paragraph" style:parent-style-name="Heading_20_2">
      <style:text-properties officeooo:paragraph-rsid="003a864f"/>
    </style:style>
    <style:style style:name="P40" style:family="paragraph" style:parent-style-name="Heading_20_2">
      <style:text-properties officeooo:rsid="003a864f" officeooo:paragraph-rsid="003a864f"/>
    </style:style>
    <style:style style:name="P41" style:family="paragraph" style:parent-style-name="Codi">
      <style:text-properties officeooo:rsid="00401d10"/>
    </style:style>
    <style:style style:name="P42" style:family="paragraph" style:parent-style-name="Codi" style:list-style-name="L1">
      <style:text-properties officeooo:rsid="00401d10"/>
    </style:style>
    <style:style style:name="P43" style:family="paragraph" style:parent-style-name="Codi">
      <style:text-properties officeooo:rsid="00401d10" officeooo:paragraph-rsid="00401d10"/>
    </style:style>
    <style:style style:name="P44" style:family="paragraph" style:parent-style-name="Codi">
      <style:text-properties officeooo:rsid="003c9852"/>
    </style:style>
    <style:style style:name="P45" style:family="paragraph" style:parent-style-name="Codi">
      <style:text-properties fo:font-weight="bold" officeooo:rsid="003c9852" style:font-weight-asian="bold" style:font-weight-complex="bold"/>
    </style:style>
    <style:style style:name="P46" style:family="paragraph" style:parent-style-name="Codi">
      <style:text-properties fo:font-weight="bold" officeooo:rsid="00401d10" style:font-weight-asian="bold" style:font-weight-complex="bold"/>
    </style:style>
    <style:style style:name="P47" style:family="paragraph" style:parent-style-name="Codi">
      <style:text-properties officeooo:rsid="004542f5"/>
    </style:style>
    <style:style style:name="P48" style:family="paragraph" style:parent-style-name="Codi">
      <style:text-properties officeooo:rsid="004542f5" officeooo:paragraph-rsid="004542f5"/>
    </style:style>
    <style:style style:name="P49" style:family="paragraph" style:parent-style-name="Codi">
      <style:paragraph-properties>
        <style:tab-stops>
          <style:tab-stop style:position="3.087cm"/>
          <style:tab-stop style:position="3.727cm"/>
        </style:tab-stops>
      </style:paragraph-properties>
    </style:style>
    <style:style style:name="P50" style:family="paragraph" style:parent-style-name="Codi">
      <style:paragraph-properties>
        <style:tab-stops>
          <style:tab-stop style:position="3.087cm"/>
          <style:tab-stop style:position="3.727cm"/>
        </style:tab-stops>
      </style:paragraph-properties>
    </style:style>
    <style:style style:name="P51" style:family="paragraph" style:parent-style-name="Codi">
      <style:paragraph-properties>
        <style:tab-stops>
          <style:tab-stop style:position="3.087cm"/>
          <style:tab-stop style:position="3.727cm"/>
        </style:tab-stops>
      </style:paragraph-properties>
      <style:text-properties officeooo:paragraph-rsid="004dcad0"/>
    </style:style>
    <style:style style:name="P52" style:family="paragraph" style:parent-style-name="Table_20_Contents">
      <style:paragraph-properties fo:text-align="end" style:justify-single-word="false"/>
      <style:text-properties style:font-name="Liberation Sans1" fo:font-style="italic" officeooo:rsid="00421761" officeooo:paragraph-rsid="00421761" style:font-size-asian="10.5pt" style:font-style-asian="italic" style:font-style-complex="italic"/>
    </style:style>
    <style:style style:name="P53" style:family="paragraph" style:parent-style-name="Table_20_Contents">
      <style:paragraph-properties fo:text-align="end" style:justify-single-word="false"/>
      <style:text-properties style:font-name="Liberation Sans1" officeooo:rsid="00421761" officeooo:paragraph-rsid="00421761" style:font-size-asian="10.5pt"/>
    </style:style>
    <style:style style:name="P54" style:family="paragraph" style:parent-style-name="Table_20_Contents">
      <style:paragraph-properties fo:text-align="end" style:justify-single-word="false"/>
      <style:text-properties style:font-name="Liberation Sans1" officeooo:rsid="00424c77" officeooo:paragraph-rsid="00424c77" style:font-size-asian="10.5pt"/>
    </style:style>
    <style:style style:name="P55" style:family="paragraph" style:parent-style-name="Heading_20_3">
      <style:text-properties officeooo:rsid="00477337"/>
    </style:style>
    <style:style style:name="P56" style:family="paragraph" style:parent-style-name="Heading_20_3">
      <style:text-properties officeooo:rsid="004a58fc" officeooo:paragraph-rsid="004a58fc"/>
    </style:style>
    <style:style style:name="P57" style:family="paragraph" style:parent-style-name="Table_20_Heading">
      <style:text-properties officeooo:rsid="00421761"/>
    </style:style>
    <style:style style:name="P58" style:family="paragraph" style:parent-style-name="Title" style:master-page-name="First_20_Page">
      <style:paragraph-properties style:page-number="auto"/>
      <style:text-properties fo:color="#666666" officeooo:paragraph-rsid="00385a26" style:language-asian="zxx" style:country-asian="none" style:language-complex="zxx" style:country-complex="none"/>
    </style:style>
    <style:style style:name="P59" style:family="paragraph" style:parent-style-name="Title">
      <style:text-properties fo:color="#666666" officeooo:paragraph-rsid="00385a26" style:language-asian="zxx" style:country-asian="none" style:language-complex="zxx" style:country-complex="none"/>
    </style:style>
    <style:style style:name="P60" style:family="paragraph" style:parent-style-name="Title">
      <style:text-properties fo:color="#666666" officeooo:rsid="00385a26" officeooo:paragraph-rsid="00385a26" style:language-asian="zxx" style:country-asian="none" style:language-complex="zxx" style:country-complex="none"/>
    </style:style>
    <style:style style:name="P61" style:family="paragraph" style:parent-style-name="Contents_20_Heading" style:master-page-name="Index">
      <style:paragraph-properties style:page-number="auto"/>
    </style:style>
    <style:style style:name="P62" style:family="paragraph" style:parent-style-name="Heading_20_4">
      <style:text-properties officeooo:rsid="004542f5"/>
    </style:style>
    <style:style style:name="T1" style:family="text">
      <style:text-properties officeooo:rsid="00385a26"/>
    </style:style>
    <style:style style:name="T2" style:family="text">
      <style:text-properties fo:font-weight="bold" officeooo:rsid="003c9852" style:font-weight-asian="bold" style:font-weight-complex="bold"/>
    </style:style>
    <style:style style:name="T3" style:family="text">
      <style:text-properties fo:font-weight="bold" officeooo:rsid="00401d10" style:font-weight-asian="bold" style:font-weight-complex="bold"/>
    </style:style>
    <style:style style:name="T4" style:family="text">
      <style:text-properties fo:font-weight="bold" officeooo:rsid="004542f5" style:font-weight-asian="bold" style:font-weight-complex="bold"/>
    </style:style>
    <style:style style:name="T5" style:family="text">
      <style:text-properties fo:font-weight="bold" officeooo:rsid="0045925e" style:font-weight-asian="bold" style:font-weight-complex="bold"/>
    </style:style>
    <style:style style:name="T6" style:family="text">
      <style:text-properties fo:font-style="normal" officeooo:rsid="003b85d9" style:font-style-asian="normal" style:font-style-complex="normal"/>
    </style:style>
    <style:style style:name="T7" style:family="text">
      <style:text-properties fo:font-style="normal" officeooo:rsid="00401d10" style:font-style-asian="normal" style:font-style-complex="normal"/>
    </style:style>
    <style:style style:name="T8" style:family="text">
      <style:text-properties fo:font-style="normal" officeooo:rsid="00424c77" style:font-style-asian="normal" style:font-style-complex="normal"/>
    </style:style>
    <style:style style:name="T9" style:family="text">
      <style:text-properties officeooo:rsid="003a864f"/>
    </style:style>
    <style:style style:name="T10" style:family="text">
      <style:text-properties officeooo:rsid="003b85d9"/>
    </style:style>
    <style:style style:name="T11" style:family="text">
      <style:text-properties officeooo:rsid="003c9852"/>
    </style:style>
    <style:style style:name="T12" style:family="text">
      <style:text-properties officeooo:rsid="003d7e4f"/>
    </style:style>
    <style:style style:name="T13" style:family="text">
      <style:text-properties officeooo:rsid="00401d10"/>
    </style:style>
    <style:style style:name="T14" style:family="text">
      <style:text-properties fo:font-style="italic" officeooo:rsid="00401d10" style:font-style-asian="italic" style:font-style-complex="italic"/>
    </style:style>
    <style:style style:name="T15" style:family="text">
      <style:text-properties fo:font-style="italic" officeooo:rsid="003b85d9" style:font-style-asian="italic" style:font-style-complex="italic"/>
    </style:style>
    <style:style style:name="T16" style:family="text">
      <style:text-properties fo:font-style="italic" officeooo:rsid="004206a6" style:font-style-asian="italic" style:font-style-complex="italic"/>
    </style:style>
    <style:style style:name="T17" style:family="text">
      <style:text-properties fo:font-style="italic" officeooo:rsid="003d7e4f" style:font-style-asian="italic" style:font-style-complex="italic"/>
    </style:style>
    <style:style style:name="T18" style:family="text">
      <style:text-properties fo:font-style="italic" officeooo:rsid="004542f5" style:font-style-asian="italic" style:font-style-complex="italic"/>
    </style:style>
    <style:style style:name="T19" style:family="text">
      <style:text-properties officeooo:rsid="0040fed2"/>
    </style:style>
    <style:style style:name="T20" style:family="text">
      <style:text-properties officeooo:rsid="004206a6"/>
    </style:style>
    <style:style style:name="T21" style:family="text">
      <style:text-properties officeooo:rsid="00421761"/>
    </style:style>
    <style:style style:name="T22" style:family="text">
      <style:text-properties officeooo:rsid="00424c77"/>
    </style:style>
    <style:style style:name="T23" style:family="text">
      <style:text-properties officeooo:rsid="004542f5"/>
    </style:style>
    <style:style style:name="T24" style:family="text">
      <style:text-properties officeooo:rsid="00456876"/>
    </style:style>
    <style:style style:name="T25" style:family="text">
      <style:text-properties officeooo:rsid="0045925e"/>
    </style:style>
    <style:style style:name="T26" style:family="text">
      <style:text-properties officeooo:rsid="00477337"/>
    </style:style>
    <style:style style:name="T27" style:family="text">
      <style:text-properties officeooo:rsid="004bc5d5"/>
    </style:style>
    <style:style style:name="T28" style:family="text">
      <style:text-properties officeooo:rsid="004d1162"/>
    </style:style>
    <style:style style:name="fr1" style:family="graphic" style:parent-style-name="MarcCodi">
      <style:graphic-properties style:run-through="foreground" style:wrap="dynamic" style:number-wrapped-paragraphs="no-limit" style:vertical-pos="from-top" style:vertical-rel="paragraph" style:horizontal-pos="from-left" style:horizontal-rel="paragraph"/>
    </style:style>
    <style:style style:name="fr2" style:family="graphic" style:parent-style-name="MarcCodi">
      <style:graphic-properties style:run-through="foreground" style:wrap="dynamic" style:number-wrapped-paragraphs="no-limit" style:vertical-pos="from-top" style:vertical-rel="paragraph" style:horizontal-pos="from-left" style:horizontal-rel="paragraph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Codi"/>
        <text:sequence-decl text:display-outline-level="0" text:name="CodiT"/>
        <text:sequence-decl text:display-outline-level="0" text:name="Terminal"/>
        <text:sequence-decl text:display-outline-level="0" text:name="Figura"/>
      </text:sequence-decls>
      <text:p text:style-name="P58"/>
      <text:p text:style-name="P59"/>
      <text:p text:style-name="P59"/>
      <text:p text:style-name="P59">LABORATORI PCA</text:p>
      <text:p text:style-name="P60">Projecte Final: Optimització ftdock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Felip Moll Marquès</text:p>
      <text:p text:style-name="P20">PCA – FiB (UPC)</text:p>
      <text:p text:style-name="P20">Q1 <text:s/>2012/13</text:p>
      <text:table-of-content text:style-name="Sect1" text:protected="true" text:name="Índex de continguts1">
        <text:table-of-content-source text:outline-level="3">
          <text:index-title-template text:style-name="Contents_20_Heading">Índex de contingu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ex de continguts1_Head">
            <text:p text:style-name="P61">Índex de continguts</text:p>
          </text:index-title>
          <text:p text:style-name="P13"><text:a xlink:type="simple" xlink:href="#__RefHeading__1532_992945168" text:style-name="Index_20_Link" text:visited-style-name="Index_20_Link">I.Entorn d'execució<text:tab/>1</text:a></text:p>
          <text:p text:style-name="P13"><text:a xlink:type="simple" xlink:href="#__RefHeading__1284_992945168" text:style-name="Index_20_Link" text:visited-style-name="Index_20_Link">II.Anàlisis del codi original<text:tab/>2</text:a></text:p>
          <text:p text:style-name="P17"><text:a xlink:type="simple" xlink:href="#__RefHeading__1534_992945168" text:style-name="Index_20_Link" text:visited-style-name="Index_20_Link">1.Timing &amp; Profiling<text:tab/>2</text:a></text:p>
          <text:p text:style-name="P17"><text:a xlink:type="simple" xlink:href="#__RefHeading__1540_992945168" text:style-name="Index_20_Link" text:visited-style-name="Index_20_Link">2.Speed-Up objectiu<text:tab/>5</text:a></text:p>
          <text:p text:style-name="P13"><text:a xlink:type="simple" xlink:href="#__RefHeading__1542_992945168" text:style-name="Index_20_Link" text:visited-style-name="Index_20_Link">III.Optimitzacions<text:tab/>6</text:a></text:p>
          <text:p text:style-name="P18"><text:a xlink:type="simple" xlink:href="#__RefHeading__1696_992945168" text:style-name="Index_20_Link" text:visited-style-name="Index_20_Link">1Inlining<text:tab/>6</text:a></text:p>
        </text:index-body>
      </text:table-of-content>
      <text:p text:style-name="P3"/>
      <text:h text:style-name="P36" text:outline-level="1"><text:bookmark-start text:name="__RefHeading__1532_992945168"/>Entorn d'execució<text:bookmark-end text:name="__RefHeading__1532_992945168"/></text:h>
      <text:p text:style-name="P49"><text:span text:style-name="T27">sizeof(char</text:span><text:span text:style-name="T28">)<text:tab/>=<text:tab/></text:span><text:span text:style-name="T27">1 Byte</text:span></text:p>
      <text:p text:style-name="P49"><text:span text:style-name="T27">sizeof(short)<text:tab/>=<text:tab/>2 Bytes</text:span></text:p>
      <text:p text:style-name="P49"><text:span text:style-name="T27">sizeof(int)<text:tab/>=<text:tab/>4 Bytes</text:span></text:p>
      <text:p text:style-name="P51"><text:span text:style-name="T27">sizeof(float)<text:tab/>=<text:tab/>4 Bytes</text:span></text:p>
      <text:p text:style-name="P49"><text:span text:style-name="T27">sizeof(long)<text:tab/>=<text:tab/>8 Bytes</text:span></text:p>
      <text:p text:style-name="P49"><text:span text:style-name="T27">sizeof(double)<text:tab/>=<text:tab/>8 Bytes</text:span></text:p>
      <text:p text:style-name="P34"><text:span text:style-name="T27"/></text:p>
      <text:p text:style-name="Text_20_body"><text:span text:style-name="T27"/></text:p>
      <text:h text:style-name="P37" text:outline-level="1"><text:bookmark-start text:name="__RefHeading__1284_992945168"/>Anàlisis del codi original<text:bookmark-end text:name="__RefHeading__1284_992945168"/></text:h>
      <text:h text:style-name="P40" text:outline-level="2"><text:bookmark-start text:name="__RefHeading__1534_992945168"/>Timing &amp; Profiling<text:bookmark-end text:name="__RefHeading__1534_992945168"/></text:h>
      <text:p text:style-name="P4"><text:span text:style-name="T9">Inicialment hem executat el codi </text:span><text:span text:style-name="T10">i hem realitzat les mesures de temps analitzant les funcions i línies de codi que són més costoses. </text:span><text:span text:style-name="T13">La compilació ha estat feta amb les següents opcions:</text:span></text:p>
      <text:list xml:id="list13711893361" text:style-name="L1">
        <text:list-item>
          <text:p text:style-name="P23">Per realitzar mesures de Timing i profiling amb Oprofile:</text:p>
          <text:p text:style-name="P42">-O3 -march=core2 -g -static -c</text:p>
          <text:p text:style-name="P22"/>
        </text:list-item>
        <text:list-item>
          <text:p text:style-name="P23">Per realitzar el profiling amb Gprof:</text:p>
          <text:p text:style-name="P42">-O3 -march=core2 -g -pg -static -c</text:p>
        </text:list-item>
      </text:list>
      <text:p text:style-name="P24"/>
      <text:p text:style-name="P6"><text:span text:style-name="T20">Per realitzar el timing de l'aplicació s'han introduït crides a clock() entre les seccions commentades amb </text:span><text:span text:style-name="T16">“PCA TIMING should start here”</text:span><text:span text:style-name="T20"> i </text:span><text:span text:style-name="T16">“PCA TIMING SHOULD stop here”. </text:span><text:span text:style-name="T8">S'ha utilitzat també la comanda /usr/bin/time que ens ha donat el real time, user time i system time de l'execució.</text:span></text:p>
      <table:table table:name="Timing_Original_Code" table:style-name="Timing_5f_Original_5f_Code">
        <table:table-column table:style-name="Timing_5f_Original_5f_Code.A"/>
        <table:table-column table:style-name="Timing_5f_Original_5f_Code.B"/>
        <table:table-column table:style-name="Timing_5f_Original_5f_Code.C"/>
        <table:table-column table:style-name="Timing_5f_Original_5f_Code.D"/>
        <table:table-column table:style-name="Timing_5f_Original_5f_Code.E"/>
        <table:table-row>
          <table:table-cell table:style-name="Timing_5f_Original_5f_Code.A1" office:value-type="string">
            <text:p text:style-name="Table_20_Heading"/>
          </table:table-cell>
          <table:table-cell table:style-name="Timing_5f_Original_5f_Code.A1" office:value-type="string">
            <text:p text:style-name="Table_20_Heading"><text:span text:style-name="T21">Elapsed Time </text:span><text:span text:style-name="T22">(PCA)</text:span></text:p>
          </table:table-cell>
          <table:table-cell table:style-name="Timing_5f_Original_5f_Code.A1" office:value-type="string">
            <text:p text:style-name="P57">Real Time</text:p>
          </table:table-cell>
          <table:table-cell table:style-name="Timing_5f_Original_5f_Code.A1" office:value-type="string">
            <text:p text:style-name="P57">User Time</text:p>
          </table:table-cell>
          <table:table-cell table:style-name="Timing_5f_Original_5f_Code.E1" office:value-type="string">
            <text:p text:style-name="P57">Sys Time</text:p>
          </table:table-cell>
        </table:table-row>
        <table:table-row>
          <table:table-cell table:style-name="Timing_5f_Original_5f_Code.A3" office:value-type="string">
            <text:p text:style-name="P52">2pka.parsed</text:p>
          </table:table-cell>
          <table:table-cell table:style-name="Timing_5f_Original_5f_Code.B2" office:value-type="string">
            <text:p text:style-name="P53">37,87</text:p>
          </table:table-cell>
          <table:table-cell table:style-name="Timing_5f_Original_5f_Code.B2" office:value-type="string">
            <text:p text:style-name="P54">40,21</text:p>
          </table:table-cell>
          <table:table-cell table:style-name="Timing_5f_Original_5f_Code.B2" office:value-type="string">
            <text:p text:style-name="P54">4,16</text:p>
          </table:table-cell>
          <table:table-cell table:style-name="Timing_5f_Original_5f_Code.E2" office:value-type="string">
            <text:p text:style-name="P54">0,05</text:p>
          </table:table-cell>
        </table:table-row>
        <table:table-row>
          <table:table-cell table:style-name="Timing_5f_Original_5f_Code.A3" office:value-type="string">
            <text:p text:style-name="P52">1hba.parsed</text:p>
          </table:table-cell>
          <table:table-cell table:style-name="Timing_5f_Original_5f_Code.B3" office:value-type="string">
            <text:p text:style-name="P54">146,66</text:p>
          </table:table-cell>
          <table:table-cell table:style-name="Timing_5f_Original_5f_Code.C3" office:value-type="string">
            <text:p text:style-name="P54">147,22</text:p>
          </table:table-cell>
          <table:table-cell table:style-name="Timing_5f_Original_5f_Code.D3" office:value-type="string">
            <text:p text:style-name="P54">147,16</text:p>
          </table:table-cell>
          <table:table-cell table:style-name="Timing_5f_Original_5f_Code.E3" office:value-type="string">
            <text:p text:style-name="P54">0,06</text:p>
          </table:table-cell>
        </table:table-row>
        <table:table-row>
          <table:table-cell table:style-name="Timing_5f_Original_5f_Code.A4" office:value-type="string">
            <text:p text:style-name="P52">4hhb.parsed</text:p>
          </table:table-cell>
          <table:table-cell table:style-name="Timing_5f_Original_5f_Code.B4" office:value-type="string">
            <text:p text:style-name="P53">134,06</text:p>
          </table:table-cell>
          <table:table-cell table:style-name="Timing_5f_Original_5f_Code.C4" office:value-type="string">
            <text:p text:style-name="P54">137,99</text:p>
          </table:table-cell>
          <table:table-cell table:style-name="Timing_5f_Original_5f_Code.D4" office:value-type="string">
            <text:p text:style-name="P54">137,98</text:p>
          </table:table-cell>
          <table:table-cell table:style-name="Timing_5f_Original_5f_Code.E4" office:value-type="string">
            <text:p text:style-name="P54">0,013</text:p>
          </table:table-cell>
        </table:table-row>
      </table:table>
      <text:p text:style-name="P16">Figura <text:sequence text:ref-name="refFigura0" text:name="Figura" text:formula="ooow:Figura+1" style:num-format="1">1</text:sequence> - Elapsed <text:span text:style-name="T22">T</text:span>ime <text:span text:style-name="T21">respecte </text:span>el fragment objectiu de PCA <text:span text:style-name="T22">i sortida de /usr/bin/time. En segons.</text:span></text:p>
      <text:p text:style-name="P25"/>
      <text:p text:style-name="P26">El temps de sistema ha resultat ser menyspreable en aquestes proves tal com ha indicat la comanda /usr/bin/time.</text:p>
      <text:p text:style-name="Codi"/>
      <text:p text:style-name="P10"><text:span text:style-name="T12">A la </text:span><text:span text:style-name="T12"><text:sequence-ref text:reference-format="category-and-value" text:ref-name="refFigura1">Figura 2</text:sequence-ref></text:span><text:span text:style-name="T12"> </text:span><text:span text:style-name="T13">mostrem el resultat d'executar </text:span><text:span text:style-name="T22">ftdock </text:span><text:span text:style-name="T13">amb l'entrada </text:span><text:span text:style-name="T15">2pka.parsed</text:span><text:span text:style-name="T6">. </text:span><text:span text:style-name="T7">L</text:span><text:span text:style-name="T12">es funcions </text:span><text:span text:style-name="T13">més costoses</text:span><text:span text:style-name="T12"> són </text:span><text:span text:style-name="T17">“electric_field”</text:span><text:span text:style-name="T12"> i </text:span><text:span text:style-name="T17">“pythagoras”</text:span><text:span text:style-name="T12"> amb un 56,56% i un 14% del </text:span><text:span text:style-name="T13">temps </text:span><text:span text:style-name="T12">total </text:span><text:span text:style-name="T13">consumit</text:span><text:span text:style-name="T12"> respectivament. <text:s/></text:span><draw:frame draw:style-name="fr1" draw:name="Marc1" text:anchor-type="char" svg:x="0.312cm" svg:y="2.725cm" draw:z-index="0"><draw:text-box fo:min-height="0.499cm" fo:min-width="2cm"><text:p text:style-name="P44">Flat profile: </text:p><text:p text:style-name="P44"/><text:p text:style-name="P44">Each sample counts as 0.01 seconds. </text:p><text:p text:style-name="P44"><text:s text:c="2"/>% <text:s text:c="2"/>cumulative <text:s text:c="2"/>self <text:s text:c="13"/>self <text:s text:c="4"/>total <text:s text:c="10"/></text:p><text:p text:style-name="P44"><text:s/>time <text:s text:c="2"/>seconds <text:s text:c="2"/>seconds <text:s text:c="3"/>calls <text:s text:c="2"/>s/call <text:s text:c="2"/>s/call <text:s/>name <text:s text:c="3"/></text:p><text:p text:style-name="Codi"><text:span text:style-name="T11"><text:s/></text:span><text:span text:style-name="T2">56.56 <text:s text:c="4"/>25.34 <text:s text:c="3"/>25.34 <text:s text:c="7"/>1 <text:s text:c="3"/>25.34 <text:s text:c="3"/>31.60 <text:s/>electric_field </text:span></text:p><text:p text:style-name="P45"><text:s/>14.00 <text:s text:c="4"/>31.61 <text:s text:c="4"/>6.27 1300937139 <text:s text:c="3"/>0.00 <text:s text:c="4"/>0.00 <text:s/>pythagoras </text:p><text:p text:style-name="P44"><text:s text:c="2"/>3.55 <text:s text:c="4"/>33.20 <text:s text:c="4"/>1.59 <text:s text:c="28"/>fftw_hc2hc_forward_generic </text:p><text:p text:style-name="P44"><text:s text:c="2"/>2.86 <text:s text:c="4"/>34.48 <text:s text:c="4"/>1.28 <text:s text:c="28"/>writev </text:p><text:p text:style-name="P44"><text:s text:c="2"/>2.43 <text:s text:c="4"/>35.57 <text:s text:c="4"/>1.09 <text:s text:c="28"/>__profile_frequency </text:p><text:p text:style-name="P44">...</text:p><text:p text:style-name="P14">Figura <text:sequence text:ref-name="refFigura1" text:name="Figura" text:formula="ooow:Figura+1" style:num-format="1">2</text:sequence> - Sortida de G<text:span text:style-name="T11">P</text:span>rof <text:span text:style-name="T11">pel codi original, </text:span><text:span text:style-name="T12">anàlisis de funcions, <text:s/></text:span><text:span text:style-name="T15">2pka.parsed</text:span></text:p></draw:text-box></draw:frame><text:span text:style-name="T12">La funció pythagoras és cridada fins a 1300 milions de vegades.</text:span></text:p>
      <text:p text:style-name="P21"/>
      <text:p text:style-name="P6"><text:span text:style-name="T13">A la </text:span><text:span text:style-name="T13"><text:sequence-ref text:reference-format="category-and-value" text:ref-name="refFigura2">Figura 3</text:sequence-ref></text:span><text:span text:style-name="T13">, resultat de l'execució amb l'entrada </text:span><text:span text:style-name="T16">1hba.parsed</text:span><text:span text:style-name="T20">,</text:span><text:span text:style-name="T13"> apareixen resultats similars. La funció “electric_field” consumeix un 71% del temps mentre que pythagoras un 7%, aquesta última amb més de 930 milions de crides.</text:span></text:p>
      <text:p text:style-name="P5"><draw:frame draw:style-name="fr2" draw:name="Marc2" text:anchor-type="paragraph" svg:x="0.339cm" svg:y="-0.065cm" draw:z-index="1"><draw:text-box fo:min-height="0.499cm" fo:min-width="2cm"><text:p text:style-name="P43">Each sample counts as 0.01 seconds. </text:p><text:p text:style-name="P41"><text:s text:c="2"/>% <text:s text:c="2"/>cumulative <text:s text:c="2"/>self <text:s text:c="13"/>self <text:s text:c="4"/>total <text:s text:c="10"/></text:p><text:p text:style-name="P41"><text:s/>time <text:s text:c="2"/>seconds <text:s text:c="2"/>seconds <text:s text:c="3"/>calls <text:s text:c="2"/>s/call <text:s text:c="2"/>s/call <text:s/>name <text:s text:c="3"/></text:p><text:p text:style-name="Codi"><text:span text:style-name="T13"><text:s/></text:span><text:span text:style-name="T3">71.09 <text:s text:c="4"/>96.44 <text:s text:c="3"/>96.44 <text:s text:c="7"/>1 <text:s text:c="3"/>96.44 <text:s text:c="2"/>108.75 <text:s/>electric_field </text:span></text:p><text:p text:style-name="P46"><text:s text:c="2"/>9.11 <text:s text:c="3"/>108.80 <text:s text:c="3"/>12.36 930825049 <text:s text:c="4"/>0.00 <text:s text:c="4"/>0.00 <text:s/>pythagoras </text:p><text:p text:style-name="P41"><text:s text:c="2"/>3.27 <text:s text:c="3"/>113.24 <text:s text:c="4"/>4.44 <text:s text:c="28"/>writev </text:p><text:p text:style-name="P43"><text:s text:c="2"/>3.06 <text:s text:c="3"/>117.39 <text:s text:c="4"/>4.15 <text:s text:c="28"/>__profile_frequency</text:p><text:p text:style-name="P43">... </text:p><text:p text:style-name="P15">Figura <text:sequence text:ref-name="refFigura2" text:name="Figura" text:formula="ooow:Figura+1" style:num-format="1">3</text:sequence> - Sortida de G<text:span text:style-name="T11">P</text:span>rof <text:span text:style-name="T11">pel codi original, </text:span><text:span text:style-name="T12">anàlisis de funcion</text:span><text:span text:style-name="T19">s, </text:span><text:span text:style-name="T20">1hba.parsed</text:span></text:p></draw:text-box></draw:frame></text:p>
      <text:p text:style-name="P5"><draw:frame draw:style-name="fr2" draw:name="Marc3" text:anchor-type="paragraph" svg:x="0.339cm" svg:y="1.046cm" draw:z-index="2"><draw:text-box fo:min-height="0.499cm" fo:min-width="2cm"><text:p text:style-name="P41">Each sample counts as 0.01 seconds. </text:p><text:p text:style-name="P41"><text:s text:c="2"/>% <text:s text:c="2"/>cumulative <text:s text:c="2"/>self <text:s text:c="13"/>self <text:s text:c="4"/>total <text:s text:c="10"/></text:p><text:p text:style-name="P41"><text:s/>time <text:s text:c="2"/>seconds <text:s text:c="2"/>seconds <text:s text:c="3"/>calls <text:s text:c="2"/>s/call <text:s text:c="2"/>s/call <text:s/>name <text:s text:c="3"/></text:p><text:p text:style-name="Codi"><text:span text:style-name="T13"><text:s/></text:span><text:span text:style-name="T3">66.14 <text:s text:c="3"/>101.55 <text:s text:c="2"/>101.55 <text:s text:c="8"/>1 <text:s text:c="3"/>101.55 <text:s/>126.64 <text:s/>electric_field </text:span></text:p><text:p text:style-name="P46"><text:s/>16.40 <text:s text:c="3"/>126.73 <text:s text:c="3"/>25.18 930825049 <text:s text:c="4"/>0.00 <text:s text:c="3"/>0.00 <text:s/>pythagoras </text:p><text:p text:style-name="P41"><text:s text:c="2"/>2.79 <text:s text:c="3"/>131.01 <text:s text:c="4"/>4.28 <text:s text:c="28"/>__profile_frequency</text:p><text:p text:style-name="P43">... </text:p><text:p text:style-name="P14">Figura <text:sequence text:ref-name="refFigura3" text:name="Figura" text:formula="ooow:Figura+1" style:num-format="1">4</text:sequence> - Sortida de G<text:span text:style-name="T11">P</text:span>rof <text:span text:style-name="T11">pel codi original, </text:span><text:span text:style-name="T12">anàlisis de funcion</text:span><text:span text:style-name="T19">s, </text:span><text:span text:style-name="T13">4hhb.parsed</text:span><text:span text:style-name="T19"> </text:span></text:p></draw:text-box></draw:frame><text:span text:style-name="T13">A l'últim cas, al executar amb l'entrada </text:span><text:span text:style-name="T14">4hhb.parsed</text:span><text:span text:style-name="T13"> obtenim resultats mostrats a la </text:span><text:span text:style-name="T13"><text:sequence-ref text:reference-format="category-and-value" text:ref-name="refFigura3">Figura 4</text:sequence-ref></text:span><text:span text:style-name="T13">.</text:span></text:p>
      <text:p text:style-name="P24"/>
      <text:p text:style-name="P11"><text:span text:style-name="T22">En quant a les línies de codi més costoses d'aquestes funcions hem observat </text:span><text:span text:style-name="T26">dos fitxers on es computen les operacions més costoses</text:span><text:span text:style-name="T22">:</text:span></text:p>
      <text:h text:style-name="Heading_20_4" text:outline-level="4"><text:bookmark-start text:name="__RefHeading__1536_992945168"/><text:span text:style-name="T23">Fitxer</text:span><text:span text:style-name="T18"> electrostatic.c</text:span><text:span text:style-name="T23"> </text:span><text:bookmark-end text:name="__RefHeading__1536_992945168"/></text:h>
      <text:p text:style-name="P8"><text:span text:style-name="T23">En aquest fitxer es troba la funció electrostatic_field que es composa de un bucle de complexitat O(n⁵). El resultat de gprof linia a linia (gprof --line) ens mostra com diverses línies internes d'aquest bucle són les més costoses. Veiem també com la funció “pythagoras”, segona més costosa, es crida dins d'aquest bucle, </text:span><text:span text:style-name="T23"><text:sequence-ref text:reference-format="category-and-value" text:ref-name="refFigura4">Figura 5</text:sequence-ref></text:span><text:span text:style-name="T23">.</text:span></text:p>
      <text:p text:style-name="P27"/>
      <text:p text:style-name="P28"><draw:frame draw:style-name="fr2" draw:name="Marc4" text:anchor-type="paragraph" svg:x="-0.005cm" svg:y="-0.224cm" draw:z-index="3"><draw:text-box fo:min-height="0.499cm" fo:min-width="2cm"><text:p text:style-name="P48"><text:s text:c="6"/>for( residue = 1 ; residue &lt;= This_Structure.length ; residue ++ ) { </text:p><text:p text:style-name="P48"><text:s text:c="10"/>for( atom = 1 ; atom &lt;= This_Structure.Residue[residue].size ; atom ++ ) <text:tab/><text:tab/><text:tab/>{ </text:p><text:p text:style-name="P48"><text:s text:c="12"/>if( This_Structure.Residue[residue].Atom[atom].charge != 0 ) { </text:p><text:p text:style-name="P48"><text:tab/> <text:s text:c="5"/>distance = </text:p><text:p text:style-name="P12"><text:span text:style-name="T23"><text:tab/><text:tab/><text:tab/></text:span><text:span text:style-name="T4">pythagoras(</text:span><text:span text:style-name="T23"> This_Structure.Residue[residue].Atom[atom].coord[1] , <text:tab/><text:tab/><text:tab/><text:tab/><text:tab/>This_Structure.Residue[residue].Atom[atom].coord[2] , </text:span></text:p><text:p text:style-name="P48"><text:tab/><text:tab/><text:tab/><text:tab/><text:tab/>This_Structure.Residue[residue].Atom[atom].coord[3] , </text:p><text:p text:style-name="P48"><text:tab/><text:tab/><text:tab/><text:tab/><text:tab/>x_centre , y_centre , z_centre ) ; </text:p><text:p text:style-name="P48"><text:s text:c="14"/>if( distance &lt; 2.0 ) distance = 2.0 ;</text:p><text:p text:style-name="P14">Figura <text:sequence text:ref-name="refFigura4" text:name="Figura" text:formula="ooow:Figura+1" style:num-format="1">5</text:sequence> - <text:span text:style-name="T23">Fragment del bucle més intern de electrostatic.c</text:span></text:p></draw:text-box></draw:frame></text:p>
      <text:p text:style-name="P28">Aquest bucle per tant serà un dels principals objectius al optimitzar el codi.</text:p>
      <text:h text:style-name="P62" text:outline-level="4"><text:bookmark-start text:name="__RefHeading__1538_992945168"/>Fitxer coordinates.c<text:bookmark-end text:name="__RefHeading__1538_992945168"/></text:h>
      <text:p text:style-name="P28"><draw:frame draw:style-name="fr2" draw:name="Marc5" text:anchor-type="paragraph" svg:x="-0.005cm" svg:y="2.369cm" draw:z-index="4"><draw:text-box fo:min-height="0.499cm" fo:min-width="2cm"><text:p text:style-name="P47">float pythagoras( float x1 , float y1 , float z1 , float x2 , float y2 , float z2 ) { </text:p><text:p text:style-name="P48">return sqrt( ( ( x1 - x2 ) * ( x1 - x2 ) ) </text:p><text:p text:style-name="P48"><text:tab/><text:tab/>+ ( ( y1 - y2 ) * ( y1 - y2 ) ) </text:p><text:p text:style-name="P48"><text:tab/><text:tab/>+ ( ( z1 - z2 ) * ( z1 - z2 ) ) ) ; </text:p><text:p text:style-name="P47">} </text:p><text:p text:style-name="P14">Figura <text:sequence text:ref-name="refFigura5" text:name="Figura" text:formula="ooow:Figura+1" style:num-format="1">6</text:sequence> - <text:span text:style-name="T23">Funció pythagoras a coordinates.c</text:span></text:p></draw:text-box></draw:frame>En aquest fitxer trobem la funció “pythagoras”, una de les que hem vist que més es cridava degut al bucle d'”electrostatic_field”. No obstant, aquesta funció realitza només una arrel quadrada, tres multiplicacions i una suma, essent ella sola poc optimitzable. </text:p>
      <text:p text:style-name="P28">No obstant es podran aplicar algunes tècniques com l'inlining o evitar els càlculs repetits, si és que el compilador no ho fa amb -O3.</text:p>
      <text:h text:style-name="P39" text:outline-level="2"><text:bookmark-start text:name="__RefHeading__1540_992945168"/><text:soft-page-break/><text:span text:style-name="T9">Speed</text:span><text:span text:style-name="T25">-U</text:span><text:span text:style-name="T9">p </text:span><text:span text:style-name="T25">objectiu</text:span><text:bookmark-end text:name="__RefHeading__1540_992945168"/></text:h>
      <text:p text:style-name="P9"><text:span text:style-name="T24">Una vegada vist on és el problema i realitzats els “timing” i “profiling” bàsics podem calcular</text:span><text:span text:style-name="T25"> segons la llei d'Amdahl</text:span><text:span text:style-name="T24"> quin és el màxim “speed</text:span><text:span text:style-name="T25">-</text:span><text:span text:style-name="T24">up” que podem obtenir realitzant optimitzacions a les parts del codi més significatives.</text:span></text:p>
      <text:p text:style-name="P29">Realitzem els càlculs amb el temps ocupat per la rutina electric_field + pythagoras.</text:p>
      <text:p text:style-name="P29">SpOpt = Speed-Up de part optimitzada</text:p>
      <text:p text:style-name="P29">Popt = % de part optimitzada ~= (56,56+14)+(71,09+9,11)+(66,14+16,40) / 3 ~= 78%</text:p>
      <text:p text:style-name="P29"><text:s/></text:p>
      <text:p text:style-name="P30">SpT = 1 / (1−Popt)+ (Popt/SpOpt) </text:p>
      <text:p text:style-name="P30">SpT = 1 / (1 – 0,78) + (0,78 / SpOpt)</text:p>
      <text:p text:style-name="P31">Suposem que reduïm a 0 la part que volem optimitzar, llavors aconseguiríem un Speed-Up de:</text:p>
      <text:p text:style-name="P7"><text:span text:style-name="T5">SpT objectiu: 4,55x.</text:span><text:span text:style-name="T25"> </text:span></text:p>
      <text:p text:style-name="P31"/>
      <text:p text:style-name="P31">Evidentment assolir aquest valor no és possible però l'indicador ens serveix per conèixer la millora que com a molt podríem aconseguir centrant-nos en aquestes dues funcions.</text:p>
      <text:h text:style-name="P35" text:outline-level="1"/>
      <text:h text:style-name="P38" text:outline-level="1"><text:bookmark-start text:name="__RefHeading__1542_992945168"/>Optimitzacions<text:bookmark-end text:name="__RefHeading__1542_992945168"/></text:h>
      <text:h text:style-name="P55" text:outline-level="3"><text:bookmark-start text:name="__RefHeading__1696_992945168"/>Inlining<text:bookmark-end text:name="__RefHeading__1696_992945168"/></text:h>
      <text:p text:style-name="P32">Asadf</text:p>
      <text:h text:style-name="P56" text:outline-level="3">Code hoisting</text:h>
      <text:p text:style-name="P32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Nimbus Mono L" svg:font-family="'Nimbus Mono L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egreta cursiva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9966cc"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150%" fo:text-align="justify" style:justify-single-word="false" fo:background-color="transparent" style:shadow="none">
        <style:tab-stops/>
        <style:background-image/>
      </style:paragraph-properties>
      <style:text-properties style:font-name="Liberation Sans1" fo:language="ca" fo:country="ES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1"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9966cc"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b4794" fo:font-size="14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di" style:family="paragraph" style:parent-style-name="Standard" style:next-style-name="Text_20_body" style:class="text" style:master-page-name="">
      <style:paragraph-properties style:page-number="auto"/>
      <style:text-properties style:font-name="Nimbus Mono L" fo:font-size="10pt" fo:language="ca" fo:country="ES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partatGris" style:family="paragraph" style:parent-style-name="Text_20_body" style:next-style-name="Text_20_body" style:class="text">
      <style:text-properties fo:color="#666666" fo:font-style="italic" style:font-size-asian="10.5pt"/>
    </style:style>
    <style:style style:name="EnunciatPrincipal" style:family="paragraph" style:parent-style-name="Text_20_body" style:next-style-name="ApartatGris" style:class="text">
      <style:text-properties fo:font-weight="bold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fo:background-color="#e6e6e6" text:number-lines="false" text:line-number="0">
        <style:background-image/>
      </style:paragraph-properties>
      <style:text-properties fo:color="#9966cc" style:font-name="Liberation Sans2" fo:font-style="italic" fo:font-weight="bold" style:font-size-asian="10.5pt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color="#4b1f6f" fo:font-size="16pt" fo:language="ca" fo:country="ES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Terminal" style:family="paragraph" style:parent-style-name="Caption"/>
    <style:style style:name="Figura" style:family="paragraph" style:parent-style-name="Caption">
      <style:text-properties fo:font-size="9pt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  <style:text-properties style:font-name="Liberation Sans1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MarcCodi" style:family="graphic" style:parent-style-name="Frame">
      <style:graphic-properties fo:min-width="9.999cm" fo:min-height="1cm" text:anchor-type="paragraph" style:wrap="non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MT1" style:family="text">
      <style:text-properties officeooo:rsid="00385a26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Laboratori PCA – <text:span text:style-name="MT1">Projecte Final: Optimització ftdock</text:span><text:tab/><text:tab/>Felip Moll Marquès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4T18:16:11</meta:creation-date>
    <meta:editing-duration>PT1H26M26S</meta:editing-duration>
    <meta:editing-cycles>11</meta:editing-cycles>
    <meta:generator>LibreOffice/3.6$Linux_X86_64 LibreOffice_project/da8c1e6-fd468f4-454e206-f42a4a9-143cfd</meta:generator>
    <meta:keyword>Optimització</meta:keyword>
    <dc:subject>Projecte Final de PCA 2012/13</dc:subject>
    <dc:title>PCA - PF: Optimització ftdock</dc:title>
    <meta:initial-creator>LiPi </meta:initial-creator>
    <dc:date>2012-12-25T19:10:29</dc:date>
    <dc:creator>LiPi </dc:creator>
    <meta:document-statistic meta:table-count="1" meta:image-count="0" meta:object-count="0" meta:page-count="8" meta:paragraph-count="118" meta:word-count="949" meta:character-count="6339" meta:non-whitespace-character-count="4916"/>
  </office:meta>
</office:document-meta>
</file>